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B Nazanin" svg:font-family="'B Nazanin'" style:font-adornments="Bold" style:font-pitch="variable"/>
    <style:font-face style:name="B Nazanin+ Bold" svg:font-family="'B Nazanin+ Bold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 style:writing-mode="rl-tb"/>
      <style:text-properties style:font-name="B Nazanin+ Bold" fo:font-size="15pt" officeooo:rsid="0017105d" officeooo:paragraph-rsid="0017105d" style:font-size-asian="15pt" style:font-name-complex="B Nazanin" style:font-size-complex="15pt"/>
    </style:style>
    <style:style style:name="P2" style:family="paragraph" style:parent-style-name="Standard">
      <style:paragraph-properties fo:line-height="150%" fo:text-align="center" style:justify-single-word="false" style:writing-mode="rl-tb"/>
      <style:text-properties style:font-name="B Nazanin+ Bold" fo:font-size="15pt" officeooo:rsid="001a399f" officeooo:paragraph-rsid="001a399f" style:font-size-asian="15pt" style:font-name-complex="B Nazanin" style:font-size-complex="15pt"/>
    </style:style>
    <style:style style:name="P3" style:family="paragraph" style:parent-style-name="Standard">
      <style:paragraph-properties fo:line-height="150%" fo:text-align="justify" style:justify-single-word="false" style:writing-mode="rl-tb"/>
      <style:text-properties style:font-name="B Nazanin+ Bold" fo:font-size="15pt" officeooo:rsid="001a399f" officeooo:paragraph-rsid="001a399f" style:font-size-asian="15pt" style:font-name-complex="B Nazanin" style:font-size-complex="15pt"/>
    </style:style>
    <style:style style:name="P4" style:family="paragraph" style:parent-style-name="Standard">
      <style:paragraph-properties fo:line-height="150%" fo:text-align="center" style:justify-single-word="false" style:writing-mode="rl-tb"/>
      <style:text-properties style:font-name="B Nazanin+ Bold" fo:font-size="15pt" fo:font-weight="bold" officeooo:rsid="001a399f" officeooo:paragraph-rsid="001a399f" style:font-size-asian="15pt" style:font-weight-asian="bold" style:font-name-complex="B Nazanin" style:font-size-complex="15pt" style:font-weight-complex="bold"/>
    </style:style>
    <style:style style:name="P5" style:family="paragraph" style:parent-style-name="Standard">
      <style:paragraph-properties fo:line-height="150%" fo:text-align="justify" style:justify-single-word="false" style:writing-mode="rl-tb"/>
      <style:text-properties fo:font-size="15pt" officeooo:rsid="0018ac66" officeooo:paragraph-rsid="001a399f" style:font-size-asian="15pt" style:font-name-complex="B Nazanin" style:font-size-complex="15pt"/>
    </style:style>
    <style:style style:name="P6" style:family="paragraph" style:parent-style-name="Standard">
      <style:paragraph-properties fo:line-height="150%" fo:text-align="justify" style:justify-single-word="false" style:writing-mode="rl-tb"/>
      <style:text-properties fo:font-size="15pt" officeooo:rsid="0018ac66" officeooo:paragraph-rsid="0018ac66" style:font-size-asian="15pt" style:font-name-complex="B Nazanin" style:font-size-complex="15pt"/>
    </style:style>
    <style:style style:name="P7" style:family="paragraph" style:parent-style-name="Standard">
      <style:paragraph-properties fo:line-height="150%" fo:text-align="justify" style:justify-single-word="false" style:writing-mode="rl-tb"/>
      <style:text-properties fo:font-size="15pt" officeooo:rsid="001a399f" officeooo:paragraph-rsid="001daa03" style:font-size-asian="15pt" style:font-name-complex="B Nazanin" style:font-size-complex="15pt"/>
    </style:style>
    <style:style style:name="P8" style:family="paragraph" style:parent-style-name="Standard">
      <style:paragraph-properties fo:line-height="150%" fo:text-align="justify" style:justify-single-word="false" style:writing-mode="rl-tb"/>
      <style:text-properties fo:font-size="15pt" officeooo:rsid="001daa03" officeooo:paragraph-rsid="001daa03" style:font-size-asian="15pt" style:font-name-complex="B Nazanin" style:font-size-complex="15pt"/>
    </style:style>
    <style:style style:name="P9" style:family="paragraph" style:parent-style-name="Standard">
      <style:paragraph-properties fo:line-height="150%" fo:text-align="justify" style:justify-single-word="false" style:writing-mode="lr-tb"/>
      <style:text-properties officeooo:paragraph-rsid="0017105d"/>
    </style:style>
    <style:style style:name="P10" style:family="paragraph" style:parent-style-name="Standard">
      <style:paragraph-properties fo:line-height="150%" fo:text-align="justify" style:justify-single-word="false" style:writing-mode="lr-tb"/>
      <style:text-properties fo:font-size="15pt" officeooo:rsid="001a399f" officeooo:paragraph-rsid="001a399f" style:font-size-asian="15pt" style:font-name-complex="B Nazanin" style:font-size-complex="15pt"/>
    </style:style>
    <style:style style:name="P11" style:family="paragraph" style:parent-style-name="Standard">
      <style:paragraph-properties fo:line-height="150%" fo:text-align="justify" style:justify-single-word="false" style:writing-mode="lr-tb"/>
      <style:text-properties fo:font-size="13pt" officeooo:rsid="001daa03" officeooo:paragraph-rsid="001daa03" style:font-size-asian="13pt" style:font-name-complex="B Nazanin" style:font-size-complex="13pt"/>
    </style:style>
    <style:style style:name="P12" style:family="paragraph" style:parent-style-name="Standard">
      <style:paragraph-properties fo:line-height="150%" fo:text-align="justify" style:justify-single-word="false" style:writing-mode="lr-tb"/>
      <style:text-properties officeooo:rsid="0017105d" officeooo:paragraph-rsid="0017105d"/>
    </style:style>
    <style:style style:name="T1" style:family="text">
      <style:text-properties officeooo:rsid="0017105d"/>
    </style:style>
    <style:style style:name="T2" style:family="text">
      <style:text-properties style:font-name="Abyssinica SIL" fo:font-size="15pt" officeooo:rsid="0017105d" style:font-size-asian="15pt" style:font-name-complex="B Nazanin" style:font-size-complex="15pt"/>
    </style:style>
    <style:style style:name="T3" style:family="text">
      <style:text-properties style:font-name="Liberation Serif1" fo:font-size="12pt" officeooo:rsid="0017105d" style:font-size-asian="12pt" style:font-name-complex="B Nazanin" style:font-size-complex="12pt"/>
    </style:style>
    <style:style style:name="T4" style:family="text">
      <style:text-properties fo:font-size="14pt" officeooo:rsid="001aee00" style:font-size-asian="14pt" style:font-size-complex="14pt"/>
    </style:style>
    <style:style style:name="T5" style:family="text">
      <style:text-properties fo:font-size="14pt" style:font-size-asian="14pt" style:font-size-complex="14pt" style:language-complex="fa" style:country-complex="IR"/>
    </style:style>
    <style:style style:name="T6" style:family="text">
      <style:text-properties fo:font-size="12pt" officeooo:rsid="001a399f" style:font-size-asian="12pt" style:font-size-complex="12pt"/>
    </style:style>
    <style:style style:name="T7" style:family="text">
      <style:text-properties officeooo:rsid="001a399f"/>
    </style:style>
    <style:style style:name="T8" style:family="text">
      <style:text-properties officeooo:rsid="001aee00"/>
    </style:style>
    <style:style style:name="T9" style:family="text">
      <style:text-properties officeooo:rsid="001c5858"/>
    </style:style>
    <style:style style:name="T10" style:family="text">
      <style:text-properties fo:font-style="italic"/>
    </style:style>
    <style:style style:name="T11" style:family="text">
      <style:text-properties officeooo:rsid="001f2b01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fo:font-size="13pt" officeooo:rsid="001f2b01" style:font-size-asian="13pt" style:font-size-complex="13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تمرین عملی سوم درس بلاک چین</text:p>
      <text:p text:style-name="P2">زانا رحمانی- ۹۵۱۰۵۵۸۴</text:p>
      <text:p text:style-name="P3"/>
      <text:p text:style-name="P3"/>
      <text:p text:style-name="P1">سوال <text:span text:style-name="T9">۴</text:span>)</text:p>
      <text:p text:style-name="P9"><text:span text:style-name="T3">contract hash:</text:span><text:span text:style-name="T2"> </text:span><text:span text:style-name="T3">0xc79eb7014cf5b5ce5cf313329ceeb7b05b3b7a69e416206dd38fc5c67b132622</text:span></text:p>
      <text:p text:style-name="P12">add book 1: 0xa710a27d5a59eda307006778062a8d4635cd97ed888038adcb00694d827a9342</text:p>
      <text:p text:style-name="P9"><text:span text:style-name="T1">add book 2: </text:span><text:bookmark text:name="spanTxHash"/><text:span text:style-name="T10">0xf4a29cedd2c9e2fcd45e326d79b9b18b299e30f173156098a61cf4b3f64fdca1</text:span></text:p>
      <text:p text:style-name="P9"/>
      <text:p text:style-name="P9"/>
      <text:p text:style-name="P6">سوال <text:span text:style-name="T7">۵)</text:span></text:p>
      <text:p text:style-name="P6"/>
      <text:p text:style-name="P5">قسمت اول : <text:span text:style-name="T7">برای شمارش آرای افراد از متغییری به اسم </text:span><text:span text:style-name="T6">count </text:span><text:span text:style-name="T7"><text:s/>استفاده می‌کنیم که نوع آن </text:span><text:span text:style-name="T6">uint8</text:span><text:span text:style-name="T7"> است، یعنی متغییری ۸ بیتی است و حداکثر می‌تواند ۲۵۵ رای حساب کند و اگر آرا از آن بیشتر شود تعداد آرا صفر می‌شود.</text:span> </text:p>
      <text:p text:style-name="P5"/>
      <text:p text:style-name="P5"/>
      <text:p text:style-name="P7">قسمت دوم : <text:span text:style-name="T8">برای جلوگیری از </text:span><text:span text:style-name="T4">attack </text:span><text:span text:style-name="T5">reentrancy</text:span><text:span text:style-name="T8"> <text:s/>باید قبل از صدا زدن تابع خارجی <text:s/>ابتدا موجودی را کم کنیم و بعد از آن تابع خارجی را صدا بزنیم.</text:span></text:p>
      <text:p text:style-name="P8">وقتی که در یک تابع، تابعی از یک قرارداد هوشمند دیگر را فراخوانی می‌کنیم جریان اجرای تابع اول تغییر می‌کند و می‌توان مجددا آن تابع را قبل از تمام شدن کارش دوباره صدا زد و مثلا در تابع <text:span text:style-name="T12">withdraw</text:span> می‌توان چندین بار پول را خارج کرد و فقط یک <text:span text:style-name="T11">تابع </text:span><text:span text:style-name="T13">burn </text:span><text:span text:style-name="T11"><text:s/>اجرا شو</text:span>د. <text:span text:style-name="T11">برای جلوگیری از این مشکل کافی‌ست ابتدا موجودی را کاهش دهیم <text:s/>و بعد از آن انتقال را انجام بدهیم، به صورت زیر:</text:span></text:p>
      <text:p text:style-name="P11"><text:s text:c="8"/>_burn(msg.sender, amount);</text:p>
      <text:p text:style-name="P11"><text:s text:c="8"/>recipient.transfer(amount);</text:p>
      <text:p text:style-name="P11"/>
      <text:p text:style-name="P10"><text:span text:style-name="T11">منبع : </text:span><text:a xlink:type="simple" xlink:href="https://consensys.github.io/smart-contract-best-practices/known_attacks/" text:style-name="Internet_20_link" text:visited-style-name="Visited_20_Internet_20_Link">https://consensys.github.io/smart-contract-best-practices/known_attack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B Nazanin" svg:font-family="'B Nazanin'" style:font-adornments="Bold" style:font-pitch="variable"/>
    <style:font-face style:name="B Nazanin+ Bold" svg:font-family="'B Nazanin+ Bold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2T20:21:16.347299966</meta:creation-date>
    <dc:date>2020-01-22T22:19:59.121048367</dc:date>
    <meta:editing-duration>PT18M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176" meta:character-count="1142" meta:non-whitespace-character-count="957"/>
  </office:meta>
</office:document-meta>
</file>